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5"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6" style:family="paragraph" style:parent-style-name="Standard">
      <style:paragraph-properties fo:text-align="justify" style:justify-single-word="false"/>
      <style:text-properties fo:language="en" fo:country="CA"/>
    </style:style>
    <style:style style:name="P7" style:family="paragraph" style:parent-style-name="Standard" style:list-style-name="L1">
      <style:paragraph-properties fo:text-align="justify" style:justify-single-word="false"/>
      <style:text-properties fo:language="en" fo:country="CA"/>
    </style:style>
    <style:style style:name="P8" style:family="paragraph" style:parent-style-name="Standard" style:list-style-name="L2">
      <style:paragraph-properties fo:text-align="justify" style:justify-single-word="false"/>
      <style:text-properties fo:language="en" fo:country="CA"/>
    </style:style>
    <style:style style:name="P9" style:family="paragraph" style:parent-style-name="Standard" style:list-style-name="L3">
      <style:paragraph-properties fo:text-align="justify" style:justify-single-word="false"/>
      <style:text-properties fo:language="en" fo:country="CA"/>
    </style:style>
    <style:style style:name="P10"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font-name="Arial"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10/05/08, 10/07/20</text:h>
      <text:h text:style-name="Heading_20_1" text:outline-level="1">Preamble</text:h>
      <text:p text:style-name="Standard"/>
      <text:p text:style-name="P1">The role of this simple praxis is to test transmission/reception capabilities of nodes operating in a group. The present version is just something to start with. <text:span text:style-name="T11">Probably, 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6<text:tab/><text:tab/> <text:s text:c="5"/>8 </text:span><text:span text:style-name="T11"><text:s/></text:span><text:span text:style-name="T7">7 <text:tab/><text:tab/><text:tab/> 0</text:span></text:p>
      <text:p text:style-name="P5"><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formally, can be any number from 0 to 255. Bits 8-10 encode the initial setting of transmitter power (0 - 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4"><text:s text:c="4"/>Node: 19, NetId: F610, Channel: 6, XPower: 7, Powerup, Active</text:p>
      <text:p text:style-name="P4"><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s</text:span> (continuous transmission of measurement packets):</text:p>
      <text:p text:style-name="P2"/>
      <text:p text:style-name="P2"><text:tab/><text:span text:style-name="T3">s [mindel [maxdel [minpl [maxpl]]]]</text:span></text:p>
      <text:p text:style-name="P2"/>
      <text:p text:style-name="P2">All parameters (four unsigned numbers) are optional. The command puts the node into active state whereby it will be transmitting so-called "measurement packets" at prescribed intervals. The idea is that nodes receiving such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absolutely lowest limit is 256 milliseconds. Whatever values you specify, the praxis will try to sanitize them, i.e.,</text:p>
      <text:p text:style-name="P2"/>
      <text:list xml:id="list37516518" text:style-name="L1">
        <text:list-item>
          <text:p text:style-name="P7">If the specified minimum is less than 256, it will be set to 256.</text:p>
          <text:p text:style-name="P7"/>
        </text:list-item>
        <text:list-item>
          <text:p text:style-name="P7">If the specified maximum is less than the minimum, it will be set to the minimum. This also applies to the case when only the minimum is specified and the previous setting of the maximum turns out to be less than the new minimum.</text:p>
          <text:p text:style-name="P7"/>
        </text:list-item>
        <text:list-item>
          <text:p text:style-name="P7">There is no limit on the maximum interval other than 65535.</text:p>
        </text:list-item>
      </text:list>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Whatever you specify for the packet length, the praxis will make sure that the actually assumed minimum is not less <text:soft-page-break/>than the required minimum and that the assumed maximum is not less than the assumed minimum.</text:p>
      <text:p text:style-name="P2"/>
      <text:p text:style-name="P2">The layout of a measurement packet, which you don't have to know to run tests, is this (in words, starting from the very beginning):</text:p>
      <text:p text:style-name="P2"/>
      <text:p text:style-name="P2"><text:tab/>NID<text:tab/><text:tab/>Network ID (required by the driver)</text:p>
      <text:p text:style-name="P2"><text:tab/>RCV<text:tab/><text:tab/>zero (this is used to tell measurement packets from other packets)</text:p>
      <text:p text:style-name="P2"><text:tab/>SND<text:tab/><text:tab/>Node ID of the send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i.e., 4 in the present version) and can be changed at compilation. Thus, the minimum length of a measurement packet, in bytes, including the CRC, is 10 + 2 x <text:span text:style-name="T1">N</text:span>, where <text:span text:style-name="T1">N</text:span> is the number of sensors. This amounts to 18 in the present version. If your specified <text:span text:style-name="T1">minpl</text:span>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Whenever a node receives a measurement packet, it is supposed to count it. If this is the first time the node hears from this particular sender, it will create an entry for the sender with the initial count of 1. At present, a node can accommodate up to 8 different senders. This can be increased in principle, but the format of reports (that you can request from nodes remotely) restricts that population to 9 nodes (that much can fit into one packet). We will do something about it, if it turns out to be a serious limitation.</text:p>
      <text:p text:style-name="P2"/>
      <text:p text:style-name="P3">Command <text:span text:style-name="T3">q</text:span> (stopping transmission):</text:p>
      <text:p text:style-name="P2"/>
      <text:p text:style-name="P2">The node's transmitter can be stopped (the node rendered inactive) with this command:</text:p>
      <text:p text:style-name="P2"/>
      <text:p text:style-name="P2"><text:tab/><text:span text:style-name="T3">q</text:span></text:p>
      <text:p text:style-name="P2"/>
      <text:p text:style-name="P2">It can also be used to stop (abort) a collection of PATABLE statistics in progress (see command <text:span text:style-name="T3">m</text:span> below).</text:p>
      <text:p text:style-name="P2"/>
      <text:p text:style-name="P2"/>
      <text:p text:style-name="P2"/>
      <text:p text:style-name="P3"><text:soft-page-break/>Command <text:span text:style-name="T3">r</text:span> (measurement report):</text:p>
      <text:p text:style-name="P2"/>
      <text:p text:style-name="P2">By executing this command, you can obtain a report from the current node (this report will be written to UART):</text:p>
      <text:p text:style-name="P2"/>
      <text:p text:style-name="P2"><text:tab/><text:span text:style-name="T3">r</text:span></text:p>
      <text:p text:style-name="P2"/>
      <text:p text:style-name="P2">For example, you may see something this:</text:p>
      <text:p text:style-name="P2"/>
      <text:p text:style-name="P4"><text:tab/>Stats:</text:p>
      <text:p text:style-name="P4"><text:tab/>Sent: 3576</text:p>
      <text:p text:style-name="P4"><text:tab/>Received from: 19: 2491</text:p>
      <text:p text:style-name="P4"><text:tab/>Received from: 20: 3387</text:p>
      <text:p text:style-name="P4"><text:tab/>Received from: 22: 831</text:p>
      <text:p text:style-name="P4"><text:tab/>Driver stats: 5976, 2, 0, 0</text:p>
      <text:p text:style-name="P4"><text:tab/>Ready:</text:p>
      <text:p text:style-name="P2"/>
      <text:p text:style-name="P2">The first value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four numbers produced by querying the PHY with PHYSOPT_ERROR. They stand for, in this order:</text:p>
      <text:p text:style-name="P2"/>
      <text:list xml:id="list37538389" text:style-name="L2">
        <text:list-item>
          <text:p text:style-name="P8">The total number of activations of the receiver. This happens whenever the device thinks it perceives something looking like a packet. This counter wraps around at 64K. When that happens, the next counter is automatically zeroed out.</text:p>
          <text:p text:style-name="P8"/>
        </text:list-item>
        <text:list-item>
          <text:p text:style-name="P8">The total number of packets that have been correctly received and passed to TCV/VINETI. Note that this can never be more than the previous value. Also note that with hardware CRC and the AUTOFLUSH option on, the two values will always be the same.</text:p>
          <text:p text:style-name="P8"/>
        </text:list-item>
        <text:list-item>
          <text:p text:style-name="P8">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8"/>
        </text:list-item>
        <text:list-item>
          <text:p text:style-name="P8">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
      <text:p text:style-name="P2"><text:tab/><text:span text:style-name="T3">c</text:span></text:p>
      <text:p text:style-name="P2"><text:soft-page-break/></text:p>
      <text:p text:style-name="P2">It zeroes out all packet counters, as well as the driver statistics.</text:p>
      <text:p text:style-name="P2"/>
      <text:p text:style-name="P2"><text:span text:style-name="T15">Command </text:span><text:span text:style-name="T10">v</text:span><text:span text:style-name="T15"> (viewing received measurement packets):</text:span></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 19, L: 58, P: 7, R: 101, Q: 0, M: U, V: 2365, 234, 0, 1</text:span></text:p>
      <text:p text:style-name="P2"/>
      <text:p text:style-name="P2">The first number is the Node ID of the sender, the second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sensor values. All numbers are in decimal. Note that stuffed words filled with random contents are not displayed.</text:p>
      <text:p text:style-name="P2"/>
      <text:p text:style-name="P2"><text:span text:style-name="T15">Command </text:span><text:span text:style-name="T10">n</text:span><text:span text:style-name="T15"> (cancelling packet viewing):</text:span></text:p>
      <text:p text:style-name="P2"/>
      <text:p text:style-name="P2">The reports are cancelled with:</text:p>
      <text:p text:style-name="P2"/>
      <text:p text:style-name="P2"><text:tab/><text:span text:style-name="T3">n</text:span></text:p>
      <text:p text:style-name="P2"/>
      <text:p text:style-name="P2"><text:span text:style-name="T15">Command </text:span><text:span text:style-name="T10">d</text:span><text:span text:style-name="T15"> (putting the node in power-down mode):</text:span></text:p>
      <text:p text:style-name="P2"/>
      <text:p text:style-name="P2">This command:</text:p>
      <text:p text:style-name="P2"/>
      <text:p text:style-name="P2"><text:tab/><text:span text:style-name="T3">d</text:span></text:p>
      <text:p text:style-name="P2"/>
      <text:p text:style-name="P2">to put the node into power-down mode.</text:p>
      <text:p text:style-name="P2"/>
      <text:p text:style-name="P2"><text:span text:style-name="T15">Command </text:span><text:span text:style-name="T10">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10">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oft-page-break/><text:span text:style-name="T15">Command </text:span><text:span text:style-name="T10">m</text:span><text:span text:style-name="T15"> (changing the contents of CC1100 registers):</text:span></text:p>
      <text:p text:style-name="P2"/>
      <text:p text:style-name="P2">When compiled properly [<text:span text:style-name="T13">#define RADIO_OPTIONS ( ... + 0x40 ...)</text:span>], the CC1100 driver allows you to provide supplementary definitions for the chip's registers that override standard definitions (this is done via PHYSOPT_RESET). With this command:</text:p>
      <text:p text:style-name="P2"/>
      <text:p text:style-name="P2"><text:tab/><text:span text:style-name="T3">m </text:span><text:span text:style-name="T8">reg1 val1 ... regn val4</text:span></text:p>
      <text:p text:style-name="P2"/>
      <text:p text:style-name="P2">you can redefine the contents of indicated registers. The arguments are byte-sized hexadecimal values. Their total number must be even. The first value gives the register number, the second its new content. Every m command overrides the effect of the previous one. An empty argument list removes the supplementary definitions. </text:p>
      <text:p text:style-name="P2"/>
      <text:p text:style-name="P2"><text:span text:style-name="T15">Command </text:span><text:span text:style-name="T10">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PA: 00</text:span><text:span text:style-name="T8">xx</text:span><text:span text:style-name="T3">, </text:span><text:span text:style-name="T8">rrr</text:span><text:span text:style-name="T3">, </text:span><text:span text:style-name="T8">cc</text:span></text:p>
      <text:p text:style-name="P2"/>
      <text:p text:style-name="P2">where <text:span text:style-name="T8">xx</text:span> is the PATABLE setting in hexadecimal, <text:span text:style-name="T8">rrr</text:span> is the averaged RSSI reading, and <text:span text:style-name="T9">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16 retries). </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
      <text:p text:style-name="P2"/>
      <text:p text:style-name="P2"/>
      <text:p text:style-name="P2"><text:soft-page-break/><text:span text:style-name="T15">Remote commands (</text:span><text:span text:style-name="T10">S</text:span><text:span text:style-name="T15">):</text:span></text:p>
      <text:p text:style-name="P2"/>
      <text:p text:style-name="P2">The interesting bit is that you can issue practically any of the above commands addressing it to a 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4"><text:tab/>S 19 s 512 4096 44 58</text:p>
      <text:p text:style-name="P4"><text:tab/>S 23 d<text:tab/><text:tab/><text:tab/><text:tab/><text:span text:style-name="T12">[putting node 23 into power-down mode]</text:span></text:p>
      <text:p text:style-name="P4"><text:tab/>S 19 q</text:p>
      <text:p text:style-name="P4"><text:tab/>S 25 p 6</text:p>
      <text:p text:style-name="P4"><text:tab/>S 21 m 1C 01 24 1F</text:p>
      <text:p text:style-name="P4"><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1024 1024 56 60</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9 characters. BTW: the maximum length of a line entered from UART is 80 characters (excluding CR/LF).</text:p>
      <text:p text:style-name="P2"><text:soft-page-break/></text:p>
      <text:p text:style-name="P2">Having received a command, the recipient responds with an ACK, which, in particular, gives some indication of success/failure. For example, you may see something like this:</text:p>
      <text:p text:style-name="P2"/>
      <text:p text:style-name="P4"><text:tab/>Ready:</text:p>
      <text:p text:style-name="P4"><text:tab/>S 19 d</text:p>
      <text:p text:style-name="P4"><text:tab/>Ready:</text:p>
      <text:p text:style-name="P4"><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something like this:</text:p>
      <text:p text:style-name="P2"/>
      <text:p text:style-name="P4"><text:tab/>Ready:</text:p>
      <text:p text:style-name="P4"><text:tab/>S 233 d</text:p>
      <text:p text:style-name="P4"><text:tab/>Ready:</text:p>
      <text:p text:style-name="P4"><text:tab/>Timeout reaching 233</text:p>
      <text:p text:style-name="P2"/>
      <text:p text:style-name="P2">A reply looks like the original command packet up to and including the SER field, with the command 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37537327" text:style-name="L3">
        <text:list-item>
          <text:p text:style-name="P9">formal error (probably cannot happen)</text:p>
        </text:list-item>
        <text:list-item>
          <text:p text:style-name="P9">no memory to acquire packet</text:p>
        </text:list-item>
        <text:list-item>
          <text:p text:style-name="P9">node busy with a previous command</text:p>
        </text:list-item>
        <text:list-item>
          <text:p text:style-name="P9">command syntax error</text:p>
        </text:list-item>
        <text:list-item>
          <text:p text:style-name="P9">node out of memory (umalloc failure)</text:p>
        </text:list-item>
        <text:list-item>
          <text:p text:style-name="P9">no room to run more threads</text:p>
        </text:list-item>
        <text:list-item>
          <text:p text:style-name="P9">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4"><text:tab/>Ready:</text:p>
      <text:p text:style-name="P4"><text:tab/>OK from 19:</text:p>
      <text:p text:style-name="P4"><text:tab/>Stats of node 19:</text:p>
      <text:p text:style-name="P4"><text:tab/>Sent: 2108</text:p>
      <text:p text:style-name="P4"><text:tab/>Received from 17: 3908</text:p>
      <text:p text:style-name="P4"><text:tab/>Received from 18: 2201</text:p>
      <text:p text:style-name="P4"><text:tab/>Driver stats: 6001, 4, 2, 1</text:p>
      <text:p text:style-name="P2"/>
      <text:p text:style-name="P2">This way you can conveniently collect all reports from one place.</text:p>
      <text:p text:style-name="P2"><text:soft-page-break/></text:p>
      <text:p text:style-name="P2">Please note that the range of packet counters is 65535. There is little sense, e.g., to leave an overnight experiment when a single node can transmit more than 64K packets (but you should be fine with, say, 12 hours, 1 packet per second).</text:p>
      <text:p text:style-name="P2"/>
      <text:p text:style-name="P3">A sample experiment:</text:p>
      <text:p text:style-name="P1"/>
      <text:p text:style-name="P2">Compile the praxis:</text:p>
      <text:p text:style-name="P2"/>
      <text:p text:style-name="P4"><text:tab/>cd PICOS/PicOS/Apps/VUEE/RFTEST</text:p>
      <text:p text:style-name="P4"><text:tab/>mkmk WARSAW_ILS</text:p>
      <text:p text:style-name="P4"><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text:p text:style-name="P2"/>
      <text:p text:style-name="P2">Here is how you can try to find a good PATABLE setting for your frequency. Execute:</text:p>
      <text:p text:style-name="P2"/>
      <text:p text:style-name="P2"><text:tab/><text:span text:style-name="T3">v</text:span></text:p>
      <text:p text:style-name="P2"/>
      <text:p text:style-name="P2">which will allow you to see all received packets, including their RSSI. Then select zero power level on some other node, e.g.,</text:p>
      <text:p text:style-name="P2"/>
      <text:p text:style-name="P2"><text:tab/><text:span text:style-name="T3">S 2 p 0</text:span></text:p>
      <text:p text:style-name="P2"/>
      <text:p text:style-name="P2">This selects (for node 2) the first (number zero) entry from PATABLE whose formal location (register number is <text:span text:style-name="T14">0x3E</text:span>. Start periodic transmissions on node 2, e.g.,</text:p>
      <text:p text:style-name="P2"><text:soft-page-break/></text:p>
      <text:p text:style-name="P2"><text:tab/><text:span text:style-name="T3">S 2 s 1024</text:span></text:p>
      <text:p text:style-name="P2"/>
      <text:p text:style-name="P2">and inspect the RSSI readings of the received packets. Be executing:</text:p>
      <text:p text:style-name="P2"/>
      <text:p text:style-name="P2"><text:tab/><text:span text:style-name="T3">S 2 m 3E 1F</text:span></text:p>
      <text:p text:style-name="P2"/>
      <text:p text:style-name="P2">you change the effective PATABLE entry to <text:span text:style-name="T14">0x1F</text:span> (note that both values are in hex), which should affect the RSSI readings from node 2. You can try any value from <text:span text:style-name="T14">00</text:span> to <text:span text:style-name="T14">FF</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0-07-24T17:42:18.49</dc:date>
    <meta:editing-duration>PT12H09M58S</meta:editing-duration>
    <meta:editing-cycles>75</meta:editing-cycles>
    <meta:generator>OpenOffice.org/3.2$Win32 OpenOffice.org_project/320m18$Build-9502</meta:generator>
    <dc:creator>Paweł Gburzyński</dc:creator>
    <meta:document-statistic meta:table-count="0" meta:image-count="0" meta:object-count="4" meta:page-count="10" meta:paragraph-count="187" meta:word-count="3111" meta:character-count="17776"/>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